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111000000AF3C0B1AC0.jpg" manifest:media-type="image/jpe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4aab" officeooo:paragraph-rsid="001a4aa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241d14" officeooo:paragraph-rsid="00241d14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1a4aab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a4aab" officeooo:paragraph-rsid="001bf714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1bf714" officeooo:paragraph-rsid="00241d14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bold" officeooo:rsid="002beab1" officeooo:paragraph-rsid="002beab1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rsid="002de776" officeooo:paragraph-rsid="002de77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de776" officeooo:paragraph-rsid="002de77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de776" officeooo:paragraph-rsid="002e19d9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29fc2e" officeooo:paragraph-rsid="00241d1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9fc2e" officeooo:paragraph-rsid="00241d14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241d14" officeooo:paragraph-rsid="001a4aab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306612" officeooo:paragraph-rsid="00306612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310558" officeooo:paragraph-rsid="0031055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f714" style:font-weight-asian="normal" style:font-weight-complex="normal"/>
    </style:style>
    <style:style style:name="T3" style:family="text">
      <style:text-properties fo:font-weight="normal" officeooo:rsid="001c7c27" style:font-weight-asian="normal" style:font-weight-complex="normal"/>
    </style:style>
    <style:style style:name="T4" style:family="text">
      <style:text-properties fo:font-weight="normal" officeooo:rsid="00241d14" style:font-weight-asian="normal" style:font-weight-complex="normal"/>
    </style:style>
    <style:style style:name="T5" style:family="text">
      <style:text-properties fo:font-weight="normal" officeooo:rsid="0023b6f4" style:font-weight-asian="normal" style:font-weight-complex="normal"/>
    </style:style>
    <style:style style:name="T6" style:family="text">
      <style:text-properties fo:font-weight="normal" officeooo:rsid="002beab1" style:font-weight-asian="normal" style:font-weight-complex="normal"/>
    </style:style>
    <style:style style:name="T7" style:family="text">
      <style:text-properties fo:font-weight="normal" officeooo:rsid="002ef92e" style:font-weight-asian="normal" style:font-weight-complex="normal"/>
    </style:style>
    <style:style style:name="T8" style:family="text">
      <style:text-properties fo:font-weight="normal" officeooo:rsid="00306612" style:font-weight-asian="normal" style:font-weight-complex="normal"/>
    </style:style>
    <style:style style:name="T9" style:family="text">
      <style:text-properties fo:font-weight="normal" officeooo:rsid="00314030" style:font-weight-asian="normal" style:font-weight-complex="normal"/>
    </style:style>
    <style:style style:name="T10" style:family="text">
      <style:text-properties officeooo:rsid="002beab1"/>
    </style:style>
    <style:style style:name="T11" style:family="text">
      <style:text-properties officeooo:rsid="001c7c27"/>
    </style:style>
    <style:style style:name="T12" style:family="text">
      <style:text-properties style:text-position="super 58%" officeooo:rsid="001c7c27"/>
    </style:style>
    <style:style style:name="T13" style:family="text">
      <style:text-properties officeooo:rsid="002de776"/>
    </style:style>
    <style:style style:name="T14" style:family="text">
      <style:text-properties officeooo:rsid="00306612"/>
    </style:style>
    <style:style style:name="T15" style:family="text">
      <style:text-properties officeooo:rsid="001fe6b6"/>
    </style:style>
    <style:style style:name="T16" style:family="text">
      <style:text-properties officeooo:rsid="0031055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Formula">
      <style:graphic-properties style:vertical-pos="from-top" fo:padding="0in" fo:border="non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QUIZ</text:span> – 1</text:p>
      <text:p text:style-name="P13"/>
      <text:p text:style-name="P2"/>
      <text:list text:style-name="L1">
        <text:list-item>
          <text:p text:style-name="P3"><text:span text:style-name="T6">What is a pickle file, why do we use it?</text:span></text:p>
        </text:list-item>
      </text:list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list text:continue-numbering="true" text:style-name="L1">
        <text:list-item>
          <text:p text:style-name="P4"><text:span text:style-name="T4">W</text:span><text:span text:style-name="T2">rite a <text:s/></text:span><text:span text:style-name="T6">python function that takes </text:span><text:span text:style-name="T8">two</text:span><text:span text:style-name="T6"> parameters, adds </text:span><text:span text:style-name="T9">them</text:span><text:span text:style-name="T6">, and multiplies the result with </text:span><text:span text:style-name="T8">the constant value “200”</text:span><text:span text:style-name="T6">, and returns the result.</text:span></text:p>
          <text:list>
            <text:list-item>
              <text:p text:style-name="P7"><text:span text:style-name="T6">N</text:span><text:span text:style-name="T1">OTE : <text:s/>“Easy to maintain” , “easy to read” <text:s/>code rules should be obeyed.</text:span></text:p>
            </text:list-item>
          </text:list>
        </text:list-item>
      </text:list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list text:continue-numbering="true" text:style-name="L1">
        <text:list-item>
          <text:p text:style-name="P11"><text:span text:style-name="T11">Demonstrate that <text:s/>(A.B)</text:span><text:span text:style-name="T12">-1</text:span><text:span text:style-name="T11">=B</text:span><text:span text:style-name="T12">-1</text:span><text:span text:style-name="T11"> . A</text:span><text:span text:style-name="T12">-1</text:span><text:span text:style-name="T11"> <text:s/>(No python code, only you will write </text:span><text:span text:style-name="T14">maximum </text:span><text:span text:style-name="T11">5-6 lines of mathematical operations</text:span><text:span text:style-name="T13">)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list text:continue-numbering="true" text:style-name="L1">
        <text:list-header>
          <text:p text:style-name="P6"><text:span text:style-name="T3"/></text:p>
        </text:list-header>
        <text:list-item>
          <text:p text:style-name="P8"><text:span text:style-name="T5">M</text:span><text:span text:style-name="T1">ultiply the following matrices A </text:span><text:span text:style-name="T7">and</text:span><text:span text:style-name="T1"> B,.(You have to transpose one of them).</text:span></text:p>
        </text:list-item>
      </text:list>
      <text:p text:style-name="P9"><text:span text:style-name="T1"/></text:p>
      <text:p text:style-name="P10"><text:span text:style-name="T1"><draw:frame draw:style-name="fr2" draw:name="Object1" text:anchor-type="as-char" svg:y="-0.3626in" svg:width="0.7126in" svg:height="0.6425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 text:c="12"/></text:span><text:span text:style-name="T1"><draw:frame draw:style-name="fr2" draw:name="Object2" text:anchor-type="as-char" svg:y="-0.3626in" svg:width="0.6972in" svg:height="0.6425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<text:s text:c="7"/></text:span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list text:continue-numbering="true" text:style-name="L1">
        <text:list-header>
          <text:p text:style-name="P6"><text:span text:style-name="T5"/></text:p>
        </text:list-header>
        <text:list-item>
          <text:p text:style-name="P14"><text:span text:style-name="T16">N</text:span>umpy matrix <text:span text:style-name="T16">functions (writing only name is enough)</text:span>:</text:p>
          <text:list>
            <text:list-item>
              <text:p text:style-name="P14">What if the name of the numpy function that creates a matrix full of zero values:</text:p>
              <text:p text:style-name="P14"/>
            </text:list-item>
            <text:list-item>
              <text:p text:style-name="P14">What is the name of the numpy function that merges two matrices horizontally :</text:p>
              <text:p text:style-name="P14"/>
            </text:list-item>
            <text:list-item>
              <text:p text:style-name="P14">What is the name of the numpy function that finds the average of the values in a list of float or integer values : </text:p>
              <text:p text:style-name="P14"/>
            </text:list-item>
            <text:list-item>
              <text:p text:style-name="P15">What is the name of the numpy function that multiply two matrices :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2701in" fo:page-height="11.6902in" style:num-format="1" style:print-orientation="portrait" fo:margin-top="0.1in" fo:margin-bottom="0.7874in" fo:margin-left="0.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Resim 6" text:anchor-type="char" svg:x="0in" svg:y="-0.0008in" svg:width="1.7709in" svg:height="0.9583in" draw:z-index="0"><draw:image xlink:href="Pictures/1000000000000111000000AF3C0B1AC0.jpg" xlink:type="simple" xlink:show="embed" xlink:actuate="onLoad" draw:mime-type="image/jpeg"/><svg:desc>logo, grafik, grafik tasarım, tasarım içeren bir resim

Açıklama otomatik olarak oluşturuldu</svg:desc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22:27:21.216090052</meta:creation-date>
    <dc:date>2025-10-18T13:28:46.000856854</dc:date>
    <meta:editing-duration>PT1H48M38S</meta:editing-duration>
    <meta:editing-cycles>19</meta:editing-cycles>
    <meta:generator>LibreOffice/24.2.7.2$Linux_X86_64 LibreOffice_project/420$Build-2</meta:generator>
    <meta:document-statistic meta:table-count="0" meta:image-count="1" meta:object-count="2" meta:page-count="1" meta:paragraph-count="12" meta:word-count="165" meta:character-count="893" meta:non-whitespace-character-count="723"/>
  </office:meta>
</office:document-meta>
</file>

<file path=Object 1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form="postfix" stretchy="true">]</mo>
      </mrow>
    </mrow>
    <annotation encoding="StarMath 5.0">A= left [ matrix{1 # 0 ## 1 # 1 ## 0 # 1 } right ] </annotation>
  </semantics>
</math>
</file>

<file path=Object 2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n>2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</mtr>
          </mtable>
        </mrow>
        <mo fence="true" form="postfix" stretchy="true">]</mo>
      </mrow>
    </mrow>
    <annotation encoding="StarMath 5.0">B= left [ matrix{2 # 1 ## 0 # 1 ## 1 # 0 } right ] </annotation>
  </semantics>
</math>
</file>